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was a <text:s/>success.</text:p>
      <text:p text:style-name="P1">We achieved our set goals.</text:p>
      <text:p text:style-name="P1">We haven't experienced any cross group trouble.</text:p>
      <text:p text:style-name="P1"/>
      <text:p text:style-name="P1">What will we do next sprint?</text:p>
      <text:p text:style-name="P1">-Hope for improved health in the group.</text:p>
      <text:p text:style-name="P1">-Implementing part of the functionality into the app.</text:p>
      <text:p text:style-name="P1">-Implementing GUI into the APP.</text:p>
      <text:p text:style-name="P1"/>
      <text:p text:style-name="P1">What have we learned this sprint?</text:p>
      <text:p text:style-name="P1">-Skype makes a passable substitute in case of sickness.</text:p>
      <text:p text:style-name="P1">-To focus on what is planned in this sprint rather than getting sidetracked by new assignments.</text:p>
      <text:p text:style-name="P1">-To take non-schedueled course related assignments into account when planning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3T09:02:39.67</meta:creation-date>
    <dc:date>2012-03-23T09:42:07.67</dc:date>
    <meta:editing-duration>PT5M59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83" meta:character-count="507"/>
  </office:meta>
</office:document-meta>
</file>